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size="40pt"/>
    </style:style>
    <style:style style:name="T2" style:family="text">
      <style:text-properties fo:font-style="italic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4.726cm" svg:x="2.058cm" svg:y="0.933cm" presentation:class="title" presentation:user-transformed="true">
          <draw:text-box>
            <text:p text:style-name="P1"><text:span text:style-name="T1">ME2: The Full-Sky</text:span><text:span text:style-name="T1"><text:line-break/></text:span><text:span text:style-name="T1">Measurement Equation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58cm" svg:y="5.838cm" presentation:class="outlin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Objectives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Understanding the basic ME of a point source</text:p>
              </text:list-item>
            </text:list>
            <text:list text:style-name="L2">
              <text:list-item>
                <text:p text:style-name="P4">Understanding how the <text:span text:style-name="T2">implicit MEs</text:span> of legacy packages map to the full ME</text:p>
              </text:list-item>
            </text:list>
            <text:list text:style-name="L2">
              <text:list-item>
                <text:p text:style-name="P4">Understanding how observational effects show up in the ME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8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19.667cm" svg:height="10.265cm" svg:x="4.5cm" svg:y="7.5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mage-Plane vs. <text:line-break/><text:span text:style-name="T2">uv</text:span>-Plane Effects</text:p>
          </draw:text-box>
        </draw:frame>
        <draw:frame draw:style-name="gr2" draw:layer="layout" svg:width="23.314cm" svg:height="13.033cm" svg:x="2.5cm" svg:y="6.90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Fourier Transform</text:p>
          </draw:text-box>
        </draw:frame>
        <draw:frame draw:style-name="gr2" draw:layer="layout" svg:width="25.611cm" svg:height="10.847cm" svg:x="1.5cm" svg:y="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Fourier Transform</text:p>
          </draw:text-box>
        </draw:frame>
        <draw:frame draw:style-name="gr2" draw:layer="layout" svg:width="22.416cm" svg:height="11.336cm" svg:x="2.5cm" svg:y="7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ummation Over Sources</text:p>
          </draw:text-box>
        </draw:frame>
        <draw:frame draw:style-name="gr2" draw:layer="layout" svg:width="22.385cm" svg:height="11.871cm" svg:x="3.5cm" svg:y="6.78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 Sky Of Point Sources</text:p>
          </draw:text-box>
        </draw:frame>
        <draw:frame draw:style-name="gr2" draw:layer="layout" svg:width="20.732cm" svg:height="12.915cm" svg:x="3.5cm" svg:y="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7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09-15T16:37:37</meta:creation-date>
    <dc:date>2006-09-22T16:02:35</dc:date>
    <meta:print-date>2006-09-20T19:21:56</meta:print-date>
    <dc:language>en-US</dc:language>
    <meta:editing-cycles>24</meta:editing-cycles>
    <meta:editing-duration>P1DT16H7M32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Let's decompose: </math:mtext>
            </math:mrow>
          </math:mstyle>
          <math:msub>
            <math:mstyle math:fontweight="bold">
              <math:mrow>
                <math:mi>J</math:mi>
              </math:mrow>
            </math:mstyle>
            <math:mi>p</math:mi>
          </math:msub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</math:mrow>
      </math:mtr>
      <math:mtr>
        <math:mrow>
          <math:mstyle math:fontsize="24pt">
            <math:mrow>
              <math:mrow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text> represents uv-plane effects, does not vary with </math:mtext>
                <math:mo math:stretchy="false">l</math:mo>
                <math:mi>,</math:mi>
                <math:mo math:stretchy="false">m</math:mo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text> is the phase shift term;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text> represents image-plane effects, varies with </math:mtext>
                <math:mo math:stretchy="false">l</math:mo>
                <math:mi>,</math:mi>
                <math:mo math:stretchy="false">m</math:mo>
              </math:mrow>
            </math:mrow>
          </math:mstyle>
        </math:mrow>
      </math:mtr>
      <math:mtr/>
      <math:mtr>
        <math:mstyle math:fontsize="24pt">
          <math:mrow>
            <math:mtext>then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Let's decompose: "} {bold J}_p(%l,%m) = {bold G}_p {bold K}_p(%l,%m) {bold E}_p(%l,%m) newline 
alignl size 24 {{bold G}_p " represents uv-plane effects, does not vary with " %l,%m; } newline
alignl size 24 {{bold K}_p " is the phase shift term;" } newline
alignl size 24 {{bold E}_p " represents image-plane effects, varies with " %l,%m. } newline newline
size 24 { "then:  "} newline newline
{bold V}_pq = {bold G}_p left ( iint csub {%l%m} {bold K}_p {bold E}_p bold B {bold E}^{%dagger}_q {bold K}^{%dagger}_q d%l d%m right ) {bold G}^{%dagger}_q newline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style math:fontsize="24pt">
            <math:mrow>
              <math:mtext>The sky has a brightness distribution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</math:mrow>
      </math:mtr>
      <math:mtr>
        <math:mstyle math:fontsize="24pt">
          <math:mrow>
            <math:mtext>So the total visibility is obtained by integrating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style math:fontweight="bold">
            <math:mrow>
              <math:mi>B</math:mi>
            </math:mrow>
          </math:mstyle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</math:mtable>
    <math:annotation math:encoding="StarMath 5.0"> size 24 { "ME of a single point:" } newline {bold V}_pq = {bold J}_p {bold B} {bold J}^{ %dagger }_q newline newline
size 24 {"The sky has a brightness distribution: "} {bold B}(%l,%m) newline
size 24 {"So the total visibility is obtained by integrating:"} newline newline
{bold V}_pq = iint csub {%l%m} {bold J}_p(%l,%m)bold B(%l,%m){bold J}^{%dagger}_q(%l,%m)d%l d%m
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row>
          <math:mstyle math:fontweight="bold">
            <math:mrow>
              <math:mi>B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row>
              <math:msub>
                <math:mo math:stretchy="false">∑</math:mo>
                <math:mi>s</math:mi>
              </math:msub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,</math:mi>
        </math:mrow>
      </math:mtr>
      <math:mtr>
        <math:mstyle math:fontsize="24pt">
          <math:mrow>
            <math:mtext>then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 math:fontstyle="italic">q.</math:mi>
            <math:mo math:stretchy="false">†</math:mo>
          </math:msubsup>
        </math:mrow>
      </math:mtr>
    </math:mtable>
    <math:annotation math:encoding="StarMath 5.0">{bold V}_pq = {bold G}_p left ( iint csub {%l%m} {bold K}_p {bold E}_p bold B {bold E}^{%dagger}_q {bold K}^{%dagger}_q d%l d%m right ) {bold G}^{%dagger}_q newline newline
alignc size 24 { "This is linear over " bold B", so if the sky is a sum of sources:" } newline 
{bold B}(%l,%m) = sum_s {bold B}_s(%l,%m), newline
size 24 "then" newline newline
{bold V}_pq = {bold G}_p left ( sum csub s iint csub {%l%m} {bold K}_p {bold E}_p {bold B}_s {bold E}^{%dagger}_q {bold K}^{%dagger}_q d%l d%m right ) {bold G}^{%dagger}_q.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For a point source </math:mtext>
              <math:mi>s</math:mi>
              <math:mtext> of flux </math:mtext>
              <math:mrow>
                <math:msub>
                  <math:mstyle math:fontweight="bold">
                    <math:mrow>
                      <math:mover math:accent="true">
                        <math:mi>B</math:mi>
                        <math:mo math:stretchy="false"></math:mo>
                      </math:mover>
                    </math:mrow>
                  </math:mstyle>
                  <math:mi>s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</math:mo>
                          <math:msub>
                            <math:mi>Q</math:mi>
                            <math:mi>s</math:mi>
                          </math:msub>
                        </math:mrow>
                      </math:mtd>
                      <math:mtd>
                        <math:mrow>
                          <math:mrow>
                            <math:msub>
                              <math:mi>U</math:mi>
                              <math:mi>s</math:mi>
                            </math:msub>
                            <math:mo math:stretchy="false">−</math:mo>
                            <math:mo math:stretchy="false">i</math:mo>
                          </math:mrow>
                          <math:msub>
                            <math:mi>V</math:mi>
                            <math:mi>s</math:mi>
                          </math:msub>
                        </math:mrow>
                      </math:mtd>
                    </math:mtr>
                    <math:mtr>
                      <math:mtd>
                        <math:mrow>
                          <math:mrow>
                            <math:msub>
                              <math:mi>U</math:mi>
                              <math:mi>s</math:mi>
                            </math:msub>
                            <math:mo math:stretchy="false"></math:mo>
                            <math:mo math:stretchy="false">i</math:mo>
                          </math:mrow>
                          <math:msub>
                            <math:mi>V</math:mi>
                            <math:mi>s</math:mi>
                          </math:msub>
                        </math:mrow>
                      </math:mtd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−</math:mo>
                          <math:msub>
                            <math:mi>Q</math:mi>
                            <math:mi>s</math:mi>
                          </math:msub>
                        </math:mrow>
                      </math:mtd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text>the </math:mtext>
              <math:mstyle math:fontweight="bold">
                <math:mrow>
                  <math:mi>B</math:mi>
                </math:mrow>
              </math:mstyle>
              <math:mtext> distribution is a delta-function: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over math:accent="true">
                        <math:mi>B</math:mi>
                        <math:mo math:stretchy="false"></math:mo>
                      </math:mover>
                    </math:mrow>
                  </math:mstyle>
                  <math:mi>s</math:mi>
                </math:msub>
              </math:mrow>
              <math:mo math:stretchy="false"></math:mo>
              <math:mrow>
                <math:mo math:stretchy="false"></math:mo>
                <math:mrow>
                  <math:mrow>
                    <math:mo math:stretchy="false">l</math:mo>
                    <math:mo math:stretchy="false">−</math:mo>
                    <math:msub>
                      <math:mo math:stretchy="false">l</math:mo>
                      <math:mi>s</math:mi>
                    </math:msub>
                  </math:mrow>
                  <math:mi>,</math:mi>
                  <math:mrow>
                    <math:mo math:stretchy="false">m</math:mo>
                    <math:mo math:stretchy="false">−</math:mo>
                    <math:msub>
                      <math:mo math:stretchy="false">m</math:mo>
                      <math:mi>s</math:mi>
                    </math:msub>
                  </math:mrow>
                </math:mrow>
                <math:mo math:stretchy="false"></math:mo>
              </math:mrow>
              <math:mn>.</math:mn>
            </math:mrow>
          </math:mrow>
        </math:mstyle>
      </math:mtr>
      <math:mtr/>
      <math:mtr>
        <math:mstyle math:fontsize="24pt">
          <math:mrow>
            <math:mtext>So for a sky of point source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over math:accent="true">
                      <math:mi>B</math:mi>
                      <math:mo math:stretchy="false"></math:mo>
                    </math:mover>
                  </math:mrow>
                </math:mstyle>
                <math:mi>s</math:mi>
              </math:msub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row>
                  <math:mo math:stretchy="false"></math:mo>
                  <math:mrow>
                    <math:msub>
                      <math:mo math:stretchy="false">l</math:mo>
                      <math:mi>s</math:mi>
                    </math:msub>
                    <math:mi>,</math:mi>
                    <math:msub>
                      <math:mo math:stretchy="false">m</math:mo>
                      <math:mi>s</math:mi>
                    </math:msub>
                  </math:mrow>
                  <math:mo math:stretchy="false"></math:mo>
                </math:mrow>
                <math:mo math:stretchy="false">=</math:mo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p</math:mi>
                    </math:msub>
                    <math:mrow>
                      <math:mo math:stretchy="false"></math:mo>
                      <math:mrow>
                        <math:msub>
                          <math:mo math:stretchy="false">l</math:mo>
                          <math:mi>s</math:mi>
                        </math:msub>
                        <math:mi>,</math:mi>
                        <math:msub>
                          <math:mo math:stretchy="false">m</math:mo>
                          <math:mi>s</math:mi>
                        </math:msub>
                      </math:mrow>
                      <math:mo math:stretchy="false"></math:mo>
                    </math:mrow>
                  </math:mrow>
                </math:msup>
              </math:mrow>
              <math:mi>,</math:mi>
            </math:mrow>
          </math:mrow>
        </math:mstyle>
      </math:mtr>
      <math:mtr>
        <math:mstyle math:fontsize="24pt">
          <math:mrow>
            <math:mrow>
              <math:mtext>and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n>.</math:mn>
            </math:mrow>
          </math:mrow>
        </math:mstyle>
      </math:mtr>
    </math:mtable>
    <math:annotation math:encoding="StarMath 5.0">size 24 {"For a point source " s " of flux " {bold hat B}_{s}=left ( matrix{I_s+Q_s # U_s-%i V_s ## U_s+%i V_s # I_s-Q_s} right ) } newline
size 24 { "the "bold B " distribution is a delta-function:"} newline
size 24 { {bold B}_s(%l,%m) = { bold hat B}_s%delta(%l-%l_s,%m-%m_s).} newline newline
size 24 {"So for a sky of point sources:"} newline 
{bold V}_pq = {bold G}_p left ( sum csub s {bold K}_ps {bold E}_{ps} {bold hat B}_s {bold E}^{%dagger}_{qs} {bold K}^{%dagger}_{qs} right ) {bold G}^{%dagger}_q, newline
size 24 { "where " {bold K}_ps = {bold K}_p(%l_s,%m_s)=e^{%i %phi_p(%l_s,%m_s)}, } newline 
size 24 { "and "{bold E}_ps = {bold E}_p(%l_s,%m_s).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substituting in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style math:fontweight="bold">
                      <math:mrow>
                        <math:mi>B</math:mi>
                      </math:mrow>
                    </math:mstyle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</math:mo>
                </math:mrow>
              </math:mrow>
              <math:mfrac>
                <math:mn>1</math:mn>
                <math:mo math:stretchy="false">n</math:mo>
              </math:mfrac>
              <math:msup>
                <math:mi>e</math:mi>
                <math:mrow>
                  <math:mfrac>
                    <math:mrow>
                      <math:mn>2</math:mn>
                      <math:mo math:stretchy="false"></math:mo>
                      <math:mo math:stretchy="false">i</math:mo>
                    </math:mrow>
                    <math:mo math:stretchy="false"></math:mo>
                  </math:mfrac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</math:mo>
                <math:mn>1,</math:mn>
              </math:mrow>
              <math:mtext>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style math:fontweight="bold">
                      <math:mrow>
                        <math:mi>B</math:mi>
                      </math:mrow>
                    </math:mstyle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</math:mo>
                </math:mrow>
              </math:mrow>
              <math:msup>
                <math:mi>e</math:mi>
                <math:mrow>
                  <math:mfrac>
                    <math:mrow>
                      <math:mn>2</math:mn>
                      <math:mo math:stretchy="false"></math:mo>
                      <math:mo math:stretchy="false">i</math:mo>
                    </math:mrow>
                    <math:mo math:stretchy="false"></math:mo>
                  </math:mfrac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substituting in the " bold K " terms:"} newline
{bold V}_pq = {bold G}_p left ( iint csub {%l%m} ({bold E}_p bold B {bold E}^{%dagger}_q)1 over %n e^{{2%pi%i}over %lambda(u_pq%l+v_pq%m+w_pq(%n-1))} d%l d%m right ) {bold G}^{%dagger}_q newline newline
size 24 { "for narrow fields " %n toward 1, " so:" } newline
{bold V}_pq = {bold G}_p left ( iint csub {%l%m} ({bold E}_p bold B {bold E}^{%dagger}_q)e^{{2%pi%i}over %lambda(u_pq%l+v_pq%m)}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us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o math:stretchy="false"></math:mo>
            <math:mrow>
              <math:mfrac>
                <math:msub>
                  <math:mi>u</math:mi>
                  <math:mi math:fontstyle="italic">pq</math:mi>
                </math:msub>
                <math:mo math:stretchy="false"></math:mo>
              </math:mfrac>
              <math:mi>,</math:mi>
              <math:mfrac>
                <math:msub>
                  <math:mi>v</math:mi>
                  <math:mi math:fontstyle="italic">pq</math:mi>
                </math:msub>
                <math:mo math:stretchy="false"></math:mo>
              </math:mfrac>
            </math:mrow>
            <math:mo math:stretchy="false">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 where the 'cohaerency' </math:mtext>
            </math:mrow>
          </math:mstyle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tyle math:fontsize="24pt">
            <math:mrow>
              <math:mtext> is the Fourier Transform</math:mtext>
            </math:mrow>
          </math:mstyle>
        </math:mrow>
      </math:mtr>
      <math:mtr>
        <math:mrow>
          <math:mrow>
            <math:mstyle math:fontsize="24pt">
              <math:mrow>
                <math:mtext> of the 'apparent sky' </math:mtext>
              </math:mrow>
            </math:mstyle>
            <math:mrow>
              <math:msub>
                <math:mstyle math:fontweight="bold">
                  <math:mrow>
                    <math:mover math:accent="true">
                      <math:mi>B</math:mi>
                      <math:mo math:stretchy="false"></math:mo>
                    </math:mover>
                  </math:mrow>
                </math:mstyle>
                <math:mi math:fontstyle="italic">pq</math:mi>
              </math:msub>
              <math:mo math:stretchy="false">=</math:mo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</math:mrow>
            <math:mstyle math:fontweight="bold">
              <math:mrow>
                <math:mi>B</math:mi>
              </math:mrow>
            </math:mstyle>
            <math:msubsup>
              <math:mstyle math:fontweight="bold">
                <math:mrow>
                  <math:mi>E</math:mi>
                </math:mrow>
              </math:mstyle>
              <math:mi>q</math:mi>
              <math:mo math:stretchy="false">†</math:mo>
            </math:msubsup>
            <math:mn>.</math:mn>
          </math:mrow>
        </math:mrow>
      </math:mtr>
      <math:mtr/>
      <math:mtr>
        <math:mstyle math:fontsize="24pt">
          <math:mrow>
            <math:mtext>We can also write this as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size="48pt">
            <math:mrow>
              <math:mo math:stretchy="false">F</math:mo>
            </math:mrow>
          </math:mstyle>
          <math:mrow>
            <math:mo math:stretchy="false"></math:mo>
            <math:msub>
              <math:mstyle math:fontweight="bold">
                <math:mrow>
                  <math:mover math:accent="true">
                    <math:mi>B</math:mi>
                    <math:mo math:stretchy="false"></math:mo>
                  </math:mover>
                </math:mrow>
              </math:mstyle>
              <math:mi math:fontstyle="italic">pq</math:mi>
            </math:msub>
            <math:mo math:stretchy="false">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Thus: "} newline
{bold V}_pq = {bold G}_p {bold X}_pq(u_pq over %lambda,v_pq over %lambda) {bold G}^{%dagger}_q newline
size 24 {" where the 'cohaerency' " } {bold X}_pq size 24 {" is the Fourier Transform"}newline
alignl size 24 {" of the 'apparent sky' " } {bold tilde B}_pq={bold E}_p bold B {bold E}^{%dagger}_q . newline newline
size 24 {"We can also write this as: " } newline 
{bold V}_pq = {bold G}_p size 48 %fcall({bold tilde B}_pq) {bold G}^{%dagger}_q  
</math:annotation>
  </math:semantics>
</math:math>
</file>